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7]/[.G7]"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+[.E7]+[.F7])^[.G7]" office:value-type="float" office:value="2.70481382942153" calcext:value-type="float">
            <text:p>2.70481382942153</text:p>
          </table:table-cell>
          <table:table-cell/>
          <table:table-cell table:formula="of:=+([.I7]*-1)+[.E7]" office:value-type="float" office:value="-1.70481382942153" calcext:value-type="float">
            <text:p>-1.70481382942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8]/[.G8]" office:value-type="float" office:value="0.000909090909090909" calcext:value-type="float">
            <text:p>0.000909090909091</text:p>
          </table:table-cell>
          <table:table-cell table:formula="of:=+[.G7]+([.E7]*1000)" office:value-type="float" office:value="1100" calcext:value-type="float">
            <text:p>1100</text:p>
          </table:table-cell>
          <table:table-cell/>
          <table:table-cell table:formula="of:=(+[.E8]+[.F8])^[.G8]" office:value-type="float" office:value="2.71704727456942" calcext:value-type="float">
            <text:p>2.71704727456942</text:p>
          </table:table-cell>
          <table:table-cell/>
          <table:table-cell table:formula="of:=+([.I8]*-1)+[.E8]" office:value-type="float" office:value="-1.71704727456943" calcext:value-type="float">
            <text:p>-1.71704727456943</text:p>
          </table:table-cell>
          <table:table-cell table:formula="of:=+[.K8]^2" office:value-type="float" office:value="2.94825134310629" calcext:value-type="float">
            <text:p>2.9482513431062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9]/[.G9]" office:value-type="float" office:value="0.000476190476190476" calcext:value-type="float">
            <text:p>0.00047619047619</text:p>
          </table:table-cell>
          <table:table-cell table:formula="of:=+[.G8]+([.E8]*1000)" office:value-type="float" office:value="2100" calcext:value-type="float">
            <text:p>2100</text:p>
          </table:table-cell>
          <table:table-cell/>
          <table:table-cell table:formula="of:=(+[.E9]+[.F9])^[.G9]" office:value-type="float" office:value="2.71763490088406" calcext:value-type="float">
            <text:p>2.71763490088406</text:p>
          </table:table-cell>
          <table:table-cell/>
          <table:table-cell table:formula="of:=+([.I9]*-1)+[.E9]" office:value-type="float" office:value="-1.71763490088406" calcext:value-type="float">
            <text:p>-1.71763490088406</text:p>
          </table:table-cell>
          <table:table-cell table:formula="of:=+[.K9]^2" office:value-type="float" office:value="2.950269652735" calcext:value-type="float">
            <text:p>2.950269652735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0]/[.G10]" office:value-type="float" office:value="0.00032258064516129" calcext:value-type="float">
            <text:p>0.000322580645161</text:p>
          </table:table-cell>
          <table:table-cell table:formula="of:=+[.G9]+([.E9]*1000)" office:value-type="float" office:value="3100" calcext:value-type="float">
            <text:p>3100</text:p>
          </table:table-cell>
          <table:table-cell/>
          <table:table-cell table:formula="of:=(+[.E10]+[.F10])^[.G10]" office:value-type="float" office:value="2.71784352550959" calcext:value-type="float">
            <text:p>2.71784352550959</text:p>
          </table:table-cell>
          <table:table-cell/>
          <table:table-cell table:formula="of:=+([.I10]*-1)+[.E10]" office:value-type="float" office:value="-1.71784352550959" calcext:value-type="float">
            <text:p>-1.71784352550959</text:p>
          </table:table-cell>
          <table:table-cell table:formula="of:=+[.K10]^2" office:value-type="float" office:value="2.95098637813523" calcext:value-type="float">
            <text:p>2.9509863781352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1]/[.G11]" office:value-type="float" office:value="0.00024390243902439" calcext:value-type="float">
            <text:p>0.000243902439024</text:p>
          </table:table-cell>
          <table:table-cell table:formula="of:=+[.G10]+([.E10]*1000)" office:value-type="float" office:value="4100" calcext:value-type="float">
            <text:p>4100</text:p>
          </table:table-cell>
          <table:table-cell/>
          <table:table-cell table:formula="of:=(+[.E11]+[.F11])^[.G11]" office:value-type="float" office:value="2.7179504047732" calcext:value-type="float">
            <text:p>2.7179504047732</text:p>
          </table:table-cell>
          <table:table-cell/>
          <table:table-cell table:formula="of:=+([.I11]*-1)+[.E11]" office:value-type="float" office:value="-1.7179504047732" calcext:value-type="float">
            <text:p>-1.7179504047732</text:p>
          </table:table-cell>
          <table:table-cell table:formula="of:=+[.K11]^2" office:value-type="float" office:value="2.95135359326039" calcext:value-type="float">
            <text:p>2.9513535932603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2]/[.G12]" office:value-type="float" office:value="0.000196078431372549" calcext:value-type="float">
            <text:p>0.000196078431373</text:p>
          </table:table-cell>
          <table:table-cell table:formula="of:=+[.G11]+([.E11]*1000)" office:value-type="float" office:value="5100" calcext:value-type="float">
            <text:p>5100</text:p>
          </table:table-cell>
          <table:table-cell/>
          <table:table-cell table:formula="of:=(+[.E12]+[.F12])^[.G12]" office:value-type="float" office:value="2.71801537813222" calcext:value-type="float">
            <text:p>2.71801537813222</text:p>
          </table:table-cell>
          <table:table-cell/>
          <table:table-cell table:formula="of:=+([.I12]*-1)+[.E12]" office:value-type="float" office:value="-1.71801537813222" calcext:value-type="float">
            <text:p>-1.71801537813222</text:p>
          </table:table-cell>
          <table:table-cell table:formula="of:=+[.K12]^2" office:value-type="float" office:value="2.95157683949879" calcext:value-type="float">
            <text:p>2.9515768394987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3]/[.G13]" office:value-type="float" office:value="0.000163934426229508" calcext:value-type="float">
            <text:p>0.00016393442623</text:p>
          </table:table-cell>
          <table:table-cell table:formula="of:=+[.G12]+([.E12]*1000)" office:value-type="float" office:value="6100" calcext:value-type="float">
            <text:p>6100</text:p>
          </table:table-cell>
          <table:table-cell/>
          <table:table-cell table:formula="of:=(+[.E13]+[.F13])^[.G13]" office:value-type="float" office:value="2.71805905194874" calcext:value-type="float">
            <text:p>2.71805905194874</text:p>
          </table:table-cell>
          <table:table-cell/>
          <table:table-cell table:formula="of:=+([.I13]*-1)+[.E13]" office:value-type="float" office:value="-1.71805905194874" calcext:value-type="float">
            <text:p>-1.71805905194874</text:p>
          </table:table-cell>
          <table:table-cell table:formula="of:=+[.K13]^2" office:value-type="float" office:value="2.95172690598299" calcext:value-type="float">
            <text:p>2.9517269059829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4]/[.G14]" office:value-type="float" office:value="0.000140845070422535" calcext:value-type="float">
            <text:p>0.000140845070423</text:p>
          </table:table-cell>
          <table:table-cell table:formula="of:=+[.G13]+([.E13]*1000)" office:value-type="float" office:value="7100" calcext:value-type="float">
            <text:p>7100</text:p>
          </table:table-cell>
          <table:table-cell/>
          <table:table-cell table:formula="of:=(+[.E14]+[.F14])^[.G14]" office:value-type="float" office:value="2.71809042487329" calcext:value-type="float">
            <text:p>2.71809042487329</text:p>
          </table:table-cell>
          <table:table-cell/>
          <table:table-cell table:formula="of:=+([.I14]*-1)+[.E14]" office:value-type="float" office:value="-1.71809042487329" calcext:value-type="float">
            <text:p>-1.71809042487329</text:p>
          </table:table-cell>
          <table:table-cell table:formula="of:=+[.K14]^2" office:value-type="float" office:value="2.95183470804128" calcext:value-type="float">
            <text:p>2.9518347080412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5]/[.G15]" office:value-type="float" office:value="0.000123456790123457" calcext:value-type="float">
            <text:p>0.000123456790123</text:p>
          </table:table-cell>
          <table:table-cell table:formula="of:=+[.G14]+([.E14]*1000)" office:value-type="float" office:value="8100" calcext:value-type="float">
            <text:p>8100</text:p>
          </table:table-cell>
          <table:table-cell/>
          <table:table-cell table:formula="of:=(+[.E15]+[.F15])^[.G15]" office:value-type="float" office:value="2.71811405226963" calcext:value-type="float">
            <text:p>2.71811405226963</text:p>
          </table:table-cell>
          <table:table-cell/>
          <table:table-cell table:formula="of:=+([.I15]*-1)+[.E15]" office:value-type="float" office:value="-1.71811405226963" calcext:value-type="float">
            <text:p>-1.71811405226963</text:p>
          </table:table-cell>
          <table:table-cell table:formula="of:=+[.K15]^2" office:value-type="float" office:value="2.95191589660637" calcext:value-type="float">
            <text:p>2.9519158966063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6]/[.G16]" office:value-type="float" office:value="0.00010989010989011" calcext:value-type="float">
            <text:p>0.00010989010989</text:p>
          </table:table-cell>
          <table:table-cell table:formula="of:=+[.G15]+([.E15]*1000)" office:value-type="float" office:value="9100" calcext:value-type="float">
            <text:p>9100</text:p>
          </table:table-cell>
          <table:table-cell/>
          <table:table-cell table:formula="of:=(+[.E16]+[.F16])^[.G16]" office:value-type="float" office:value="2.71813248735917" calcext:value-type="float">
            <text:p>2.71813248735917</text:p>
          </table:table-cell>
          <table:table-cell/>
          <table:table-cell table:formula="of:=+([.I16]*-1)+[.E16]" office:value-type="float" office:value="-1.71813248735917" calcext:value-type="float">
            <text:p>-1.71813248735917</text:p>
          </table:table-cell>
          <table:table-cell table:formula="of:=+[.K16]^2" office:value-type="float" office:value="2.951979244119" calcext:value-type="float">
            <text:p>2.95197924411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7]/[.G17]" office:value-type="float" office:value="0.000099009900990099" calcext:value-type="float">
            <text:p>9.9009900990099E-05</text:p>
          </table:table-cell>
          <table:table-cell table:formula="of:=+[.G16]+([.E16]*1000)" office:value-type="float" office:value="10100" calcext:value-type="float">
            <text:p>10100</text:p>
          </table:table-cell>
          <table:table-cell/>
          <table:table-cell table:formula="of:=(+[.E17]+[.F17])^[.G17]" office:value-type="float" office:value="2.71814727226385" calcext:value-type="float">
            <text:p>2.71814727226385</text:p>
          </table:table-cell>
          <table:table-cell/>
          <table:table-cell table:formula="of:=+([.I17]*-1)+[.E17]" office:value-type="float" office:value="-1.71814727226385" calcext:value-type="float">
            <text:p>-1.71814727226385</text:p>
          </table:table-cell>
          <table:table-cell table:formula="of:=+[.K17]^2" office:value-type="float" office:value="2.9520300491877" calcext:value-type="float">
            <text:p>2.952030049187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8]/[.G18]" office:value-type="float" office:value="0.0000900900900900901" calcext:value-type="float">
            <text:p>9.00900900900901E-05</text:p>
          </table:table-cell>
          <table:table-cell table:formula="of:=+[.G17]+([.E17]*1000)" office:value-type="float" office:value="11100" calcext:value-type="float">
            <text:p>11100</text:p>
          </table:table-cell>
          <table:table-cell/>
          <table:table-cell table:formula="of:=(+[.E18]+[.F18])^[.G18]" office:value-type="float" office:value="2.71815939344592" calcext:value-type="float">
            <text:p>2.71815939344592</text:p>
          </table:table-cell>
          <table:table-cell/>
          <table:table-cell table:formula="of:=+([.I18]*-1)+[.E18]" office:value-type="float" office:value="-1.71815939344592" calcext:value-type="float">
            <text:p>-1.71815939344592</text:p>
          </table:table-cell>
          <table:table-cell table:formula="of:=+[.K18]^2" office:value-type="float" office:value="2.95207170128647" calcext:value-type="float">
            <text:p>2.9520717012864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19]/[.G19]" office:value-type="float" office:value="0.0000826446280991735" calcext:value-type="float">
            <text:p>8.26446280991735E-05</text:p>
          </table:table-cell>
          <table:table-cell table:formula="of:=+[.G18]+([.E18]*1000)" office:value-type="float" office:value="12100" calcext:value-type="float">
            <text:p>12100</text:p>
          </table:table-cell>
          <table:table-cell/>
          <table:table-cell table:formula="of:=(+[.E19]+[.F19])^[.G19]" office:value-type="float" office:value="2.71816951127534" calcext:value-type="float">
            <text:p>2.71816951127534</text:p>
          </table:table-cell>
          <table:table-cell/>
          <table:table-cell table:formula="of:=+([.I19]*-1)+[.E19]" office:value-type="float" office:value="-1.71816951127534" calcext:value-type="float">
            <text:p>-1.71816951127534</text:p>
          </table:table-cell>
          <table:table-cell table:formula="of:=+[.K19]^2" office:value-type="float" office:value="2.95210646947616" calcext:value-type="float">
            <text:p>2.95210646947616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0]/[.G20]" office:value-type="float" office:value="0.0000763358778625954" calcext:value-type="float">
            <text:p>7.63358778625954E-05</text:p>
          </table:table-cell>
          <table:table-cell table:formula="of:=+[.G19]+([.E19]*1000)" office:value-type="float" office:value="13100" calcext:value-type="float">
            <text:p>13100</text:p>
          </table:table-cell>
          <table:table-cell/>
          <table:table-cell table:formula="of:=(+[.E20]+[.F20])^[.G20]" office:value-type="float" office:value="2.71817808450376" calcext:value-type="float">
            <text:p>2.71817808450376</text:p>
          </table:table-cell>
          <table:table-cell/>
          <table:table-cell table:formula="of:=+([.I20]*-1)+[.E20]" office:value-type="float" office:value="-1.71817808450376" calcext:value-type="float">
            <text:p>-1.71817808450376</text:p>
          </table:table-cell>
          <table:table-cell table:formula="of:=+[.K20]^2" office:value-type="float" office:value="2.952135930069" calcext:value-type="float">
            <text:p>2.95213593006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1]/[.G21]" office:value-type="float" office:value="0.0000709219858156028" calcext:value-type="float">
            <text:p>7.09219858156028E-05</text:p>
          </table:table-cell>
          <table:table-cell table:formula="of:=+[.G20]+([.E20]*1000)" office:value-type="float" office:value="14100" calcext:value-type="float">
            <text:p>14100</text:p>
          </table:table-cell>
          <table:table-cell/>
          <table:table-cell table:formula="of:=(+[.E21]+[.F21])^[.G21]" office:value-type="float" office:value="2.71818544175671" calcext:value-type="float">
            <text:p>2.71818544175671</text:p>
          </table:table-cell>
          <table:table-cell/>
          <table:table-cell table:formula="of:=+([.I21]*-1)+[.E21]" office:value-type="float" office:value="-1.71818544175671" calcext:value-type="float">
            <text:p>-1.71818544175671</text:p>
          </table:table-cell>
          <table:table-cell table:formula="of:=+[.K21]^2" office:value-type="float" office:value="2.9521612122647" calcext:value-type="float">
            <text:p>2.952161212264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2]/[.G22]" office:value-type="float" office:value="0.0000662251655629139" calcext:value-type="float">
            <text:p>6.62251655629139E-05</text:p>
          </table:table-cell>
          <table:table-cell table:formula="of:=+[.G21]+([.E21]*1000)" office:value-type="float" office:value="15100" calcext:value-type="float">
            <text:p>15100</text:p>
          </table:table-cell>
          <table:table-cell/>
          <table:table-cell table:formula="of:=(+[.E22]+[.F22])^[.G22]" office:value-type="float" office:value="2.71819182459361" calcext:value-type="float">
            <text:p>2.71819182459361</text:p>
          </table:table-cell>
          <table:table-cell/>
          <table:table-cell table:formula="of:=+([.I22]*-1)+[.E22]" office:value-type="float" office:value="-1.71819182459361" calcext:value-type="float">
            <text:p>-1.71819182459361</text:p>
          </table:table-cell>
          <table:table-cell table:formula="of:=+[.K22]^2" office:value-type="float" office:value="2.95218314610033" calcext:value-type="float">
            <text:p>2.9521831461003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3]/[.G23]" office:value-type="float" office:value="0.000062111801242236" calcext:value-type="float">
            <text:p>6.2111801242236E-05</text:p>
          </table:table-cell>
          <table:table-cell table:formula="of:=+[.G22]+([.E22]*1000)" office:value-type="float" office:value="16100" calcext:value-type="float">
            <text:p>16100</text:p>
          </table:table-cell>
          <table:table-cell/>
          <table:table-cell table:formula="of:=(+[.E23]+[.F23])^[.G23]" office:value-type="float" office:value="2.71819741457639" calcext:value-type="float">
            <text:p>2.71819741457639</text:p>
          </table:table-cell>
          <table:table-cell/>
          <table:table-cell table:formula="of:=+([.I23]*-1)+[.E23]" office:value-type="float" office:value="-1.71819741457639" calcext:value-type="float">
            <text:p>-1.71819741457639</text:p>
          </table:table-cell>
          <table:table-cell table:formula="of:=+[.K23]^2" office:value-type="float" office:value="2.952202355457" calcext:value-type="float">
            <text:p>2.95220235545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4]/[.G24]" office:value-type="float" office:value="0.0000584795321637427" calcext:value-type="float">
            <text:p>5.84795321637427E-05</text:p>
          </table:table-cell>
          <table:table-cell table:formula="of:=+[.G23]+([.E23]*1000)" office:value-type="float" office:value="17100" calcext:value-type="float">
            <text:p>17100</text:p>
          </table:table-cell>
          <table:table-cell/>
          <table:table-cell table:formula="of:=(+[.E24]+[.F24])^[.G24]" office:value-type="float" office:value="2.71820235079026" calcext:value-type="float">
            <text:p>2.71820235079026</text:p>
          </table:table-cell>
          <table:table-cell/>
          <table:table-cell table:formula="of:=+([.I24]*-1)+[.E24]" office:value-type="float" office:value="-1.71820235079026" calcext:value-type="float">
            <text:p>-1.71820235079026</text:p>
          </table:table-cell>
          <table:table-cell table:formula="of:=+[.K24]^2" office:value-type="float" office:value="2.95221931826118" calcext:value-type="float">
            <text:p>2.9522193182611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5]/[.G25]" office:value-type="float" office:value="0.0000552486187845304" calcext:value-type="float">
            <text:p>5.52486187845304E-05</text:p>
          </table:table-cell>
          <table:table-cell table:formula="of:=+[.G24]+([.E24]*1000)" office:value-type="float" office:value="18100" calcext:value-type="float">
            <text:p>18100</text:p>
          </table:table-cell>
          <table:table-cell/>
          <table:table-cell table:formula="of:=(+[.E25]+[.F25])^[.G25]" office:value-type="float" office:value="2.71820674160631" calcext:value-type="float">
            <text:p>2.71820674160631</text:p>
          </table:table-cell>
          <table:table-cell/>
          <table:table-cell table:formula="of:=+([.I25]*-1)+[.E25]" office:value-type="float" office:value="-1.71820674160631" calcext:value-type="float">
            <text:p>-1.71820674160631</text:p>
          </table:table-cell>
          <table:table-cell table:formula="of:=+[.K25]^2" office:value-type="float" office:value="2.95223440690138" calcext:value-type="float">
            <text:p>2.9522344069013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6]/[.G26]" office:value-type="float" office:value="0.0000523560209424084" calcext:value-type="float">
            <text:p>5.23560209424084E-05</text:p>
          </table:table-cell>
          <table:table-cell table:formula="of:=+[.G25]+([.E25]*1000)" office:value-type="float" office:value="19100" calcext:value-type="float">
            <text:p>19100</text:p>
          </table:table-cell>
          <table:table-cell/>
          <table:table-cell table:formula="of:=(+[.E26]+[.F26])^[.G26]" office:value-type="float" office:value="2.71821067266578" calcext:value-type="float">
            <text:p>2.71821067266578</text:p>
          </table:table-cell>
          <table:table-cell/>
          <table:table-cell table:formula="of:=+([.I26]*-1)+[.E26]" office:value-type="float" office:value="-1.71821067266578" calcext:value-type="float">
            <text:p>-1.71821067266578</text:p>
          </table:table-cell>
          <table:table-cell table:formula="of:=+[.K26]^2" office:value-type="float" office:value="2.95224791566261" calcext:value-type="float">
            <text:p>2.9522479156626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7]/[.G27]" office:value-type="float" office:value="0.0000497512437810945" calcext:value-type="float">
            <text:p>4.97512437810945E-05</text:p>
          </table:table-cell>
          <table:table-cell table:formula="of:=+[.G26]+([.E26]*1000)" office:value-type="float" office:value="20100" calcext:value-type="float">
            <text:p>20100</text:p>
          </table:table-cell>
          <table:table-cell/>
          <table:table-cell table:formula="of:=(+[.E27]+[.F27])^[.G27]" office:value-type="float" office:value="2.71821421259468" calcext:value-type="float">
            <text:p>2.71821421259468</text:p>
          </table:table-cell>
          <table:table-cell/>
          <table:table-cell table:formula="of:=+([.I27]*-1)+[.E27]" office:value-type="float" office:value="-1.71821421259468" calcext:value-type="float">
            <text:p>-1.71821421259468</text:p>
          </table:table-cell>
          <table:table-cell table:formula="of:=+[.K27]^2" office:value-type="float" office:value="2.95226008036237" calcext:value-type="float">
            <text:p>2.9522600803623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8]/[.G28]" office:value-type="float" office:value="0.0000473933649289099" calcext:value-type="float">
            <text:p>4.73933649289099E-05</text:p>
          </table:table-cell>
          <table:table-cell table:formula="of:=+[.G27]+([.E27]*1000)" office:value-type="float" office:value="21100" calcext:value-type="float">
            <text:p>21100</text:p>
          </table:table-cell>
          <table:table-cell/>
          <table:table-cell table:formula="of:=(+[.E28]+[.F28])^[.G28]" office:value-type="float" office:value="2.71821741700016" calcext:value-type="float">
            <text:p>2.71821741700016</text:p>
          </table:table-cell>
          <table:table-cell/>
          <table:table-cell table:formula="of:=+([.I28]*-1)+[.E28]" office:value-type="float" office:value="-1.71821741700016" calcext:value-type="float">
            <text:p>-1.71821741700016</text:p>
          </table:table-cell>
          <table:table-cell table:formula="of:=+[.K28]^2" office:value-type="float" office:value="2.95227109208269" calcext:value-type="float">
            <text:p>2.9522710920826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+[.E29]/[.G29]" office:value-type="float" office:value="0.0000452488687782805" calcext:value-type="float">
            <text:p>4.52488687782805E-05</text:p>
          </table:table-cell>
          <table:table-cell table:formula="of:=+[.G28]+([.E28]*1000)" office:value-type="float" office:value="22100" calcext:value-type="float">
            <text:p>22100</text:p>
          </table:table-cell>
          <table:table-cell/>
          <table:table-cell table:formula="of:=(+[.E29]+[.F29])^[.G29]" office:value-type="float" office:value="2.7182203314236" calcext:value-type="float">
            <text:p>2.7182203314236</text:p>
          </table:table-cell>
          <table:table-cell/>
          <table:table-cell table:formula="of:=+([.I29]*-1)+[.E29]" office:value-type="float" office:value="-1.7182203314236" calcext:value-type="float">
            <text:p>-1.7182203314236</text:p>
          </table:table-cell>
          <table:table-cell table:formula="of:=+[.K29]^2" office:value-type="float" office:value="2.95228110731743" calcext:value-type="float">
            <text:p>2.95228110731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3:36:44.143529048</meta:creation-date>
    <dc:date>2020-11-13T14:15:01.810808010</dc:date>
    <meta:editing-duration>PT28M7S</meta:editing-duration>
    <meta:editing-cycles>2</meta:editing-cycles>
    <meta:generator>LibreOffice/6.4.7.2$Linux_X86_64 LibreOffice_project/40$Build-2</meta:generator>
    <meta:document-statistic meta:table-count="1" meta:cell-count="140" meta:object-count="0"/>
  </office:meta>
</office:document-meta>
</file>